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language="pl" fo:country="PL" officeooo:rsid="001b7d19" officeooo:paragraph-rsid="001b7d19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2pt" fo:language="pl" fo:country="PL" officeooo:rsid="001b7d19" officeooo:paragraph-rsid="001b7d19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pl" fo:country="PL" officeooo:rsid="001b7d19" officeooo:paragraph-rsid="001b7d19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language="pl" fo:country="PL" officeooo:rsid="001b7d19" officeooo:paragraph-rsid="001c322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language="pl" fo:country="PL" fo:font-weight="bold" officeooo:rsid="001b7d19" officeooo:paragraph-rsid="001b7d19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pl" fo:country="PL" fo:font-weight="bold" officeooo:rsid="001c322d" officeooo:paragraph-rsid="001c322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pl" fo:country="PL" fo:font-weight="normal" officeooo:rsid="001b7d19" officeooo:paragraph-rsid="001c322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pl" fo:country="PL" fo:font-weight="normal" officeooo:rsid="001c322d" officeooo:paragraph-rsid="001c322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pl" fo:country="PL" fo:font-weight="normal" officeooo:rsid="001cc9b2" officeooo:paragraph-rsid="001cc9b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language="pl" fo:country="PL" fo:font-weight="normal" officeooo:rsid="001c322d" officeooo:paragraph-rsid="0021a12b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language="pl" fo:country="PL" officeooo:rsid="001b7d19" officeooo:paragraph-rsid="001b7d19" style:font-size-asian="12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language="pl" fo:country="PL" fo:font-weight="normal" officeooo:rsid="001c322d" officeooo:paragraph-rsid="001c322d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language="pl" fo:country="PL" fo:font-weight="normal" officeooo:rsid="001c322d" officeooo:paragraph-rsid="001d8042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language="pl" fo:country="PL" fo:font-weight="normal" officeooo:rsid="001c322d" officeooo:paragraph-rsid="001cc9b2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language="pl" fo:country="PL" fo:font-weight="normal" officeooo:rsid="0022ad7c" officeooo:paragraph-rsid="0022ad7c" style:font-size-asian="12pt" style:font-weight-asian="normal" style:font-size-complex="12pt" style:font-weight-complex="normal"/>
    </style:style>
    <style:style style:name="T1" style:family="text">
      <style:text-properties officeooo:rsid="001c322d"/>
    </style:style>
    <style:style style:name="T2" style:family="text">
      <style:text-properties fo:font-style="italic" officeooo:rsid="0021a12b" style:font-style-asian="italic" style:font-style-complex="italic"/>
    </style:style>
    <style:style style:name="T3" style:family="text">
      <style:text-properties officeooo:rsid="001cc9b2"/>
    </style:style>
    <style:style style:name="T4" style:family="text">
      <style:text-properties officeooo:rsid="001e5574"/>
    </style:style>
    <style:style style:name="T5" style:family="text">
      <style:text-properties officeooo:rsid="001fcf4f"/>
    </style:style>
    <style:style style:name="T6" style:family="text">
      <style:text-properties officeooo:rsid="0021a12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c322d" style:font-weight-asian="normal" style:font-weight-complex="normal"/>
    </style:style>
    <style:style style:name="T9" style:family="text">
      <style:text-properties officeooo:rsid="002765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acja końcowa projektu TKOM</text:p>
      <text:p text:style-name="P2">Autor: Wojciech Zieliński</text:p>
      <text:p text:style-name="P2">Temat: Analiza składniowa listy wykrytych serwerów używanych przez atakujących publikowanej na stronie ransomwaretracker.abuse.ch/tracker</text:p>
      <text:p text:style-name="P2"/>
      <text:p text:style-name="P5">1. Szczegółowy temat projektu</text:p>
      <text:p text:style-name="P3">Celem zadania jest przeanalizowanie pliku HTML zawierającego listę adresów serwerów używanych przez zagrożenie typu ransomware. W wyniku program powinien zapisać informacje o domenach i zapisać je w uzgodnionym formacie - tekstowo lub w notacji JSON. <text:span text:style-name="T5">P</text:span>rogram powinien umożliwić filtrowanie domen np. ze względu na rodzinę złośliwego oprogramowania lub rolę serwera. <text:span text:style-name="T5">Dodatkowo program umozliwia analizę strony pojedynczego hosta.</text:span></text:p>
      <text:p text:style-name="P5">2. Opis rozwiązania</text:p>
      <text:p text:style-name="P3">Rozwiązanie zostało przygotowane jako projekt w języku C++. Pliki źródłowe znajdują się w załączonym pliku archiwum o nazwie „pl.edu.pw.elka.tkom.wzielin3.tar.gz”. W katalogu głównym archiwum znajdują się dwa katalogi:</text:p>
      <text:list xml:id="list5888728789083856911" text:style-name="L1">
        <text:list-item>
          <text:p text:style-name="P11">src – zawiera kod źródłowy projektu</text:p>
        </text:list-item>
        <text:list-item>
          <text:p text:style-name="P11">Release – zawiera pliki makefile służące do budowania projektu</text:p>
        </text:list-item>
      </text:list>
      <text:p text:style-name="P3">Oba z wyżej wymienionych katalogów zawierają podobne struktury podkatalogów, dzielące pliki na logiczną strukturę komponentów.</text:p>
      <text:p text:style-name="P5">3. Opis środowiska uruchomieniowego</text:p>
      <text:p text:style-name="P4"><text:span text:style-name="T7">Rozwiązanie zostało stworzone z myślą o uruchamianiu go w środowisku systemu operacyjnego Linux. Działanie zostało przetestowan</text:span><text:span text:style-name="T8">e</text:span><text:span text:style-name="T7"> w systemie </text:span><text:span text:style-name="T8">Linux Mint 17.3 Rosa. Dodatkowo w celu komunikacji z zewnętrznym serwerem HTTP program wymaga zainstawanej komendy curl na środowisku uruchomieniowym.</text:span></text:p>
      <text:p text:style-name="P5">4. Budowanie rozwiązania</text:p>
      <text:p text:style-name="P7">W celu utworzenia plik<text:span text:style-name="T1">u</text:span> wykonywalnego należy otworzyć terminal <text:span text:style-name="T1">w katalogu Release i wykonać komendę „make pl.edu.pw.elka.tkom.wzielin3”. Po poprawnym zakończeniu wywołania komendy w katalogu Release powinien pojawić się plik wykonywalny o nazwie „pl.edu.pw.elka.tkom.wzielin3”.</text:span></text:p>
      <text:p text:style-name="P6">5. Korzystanie ze zbudowanego programu</text:p>
      <text:p text:style-name="P8">Wywołanie programu ma poniższą strukturę:</text:p>
      <text:p text:style-name="P10">pl.edu.pw.elka.tkom.wzielin3 [-threat <text:span text:style-name="T6">ThreatString</text:span>] [-malware <text:span text:style-name="T6">MalwareString</text:span>] </text:p>
      <text:p text:style-name="P10">[-file <text:span text:style-name="T2">FilePath</text:span>] <text:span text:style-name="T6">[-url Url] [-single]</text:span></text:p>
      <text:p text:style-name="P8">Parametry wywołania:</text:p>
      <text:list xml:id="list6600192456311102230" text:style-name="L2">
        <text:list-item>
          <text:p text:style-name="P12">-threat – filtrowanie wyników po typie zagrożenia <text:span text:style-name="T6">podawanym jako ciąg znaków.</text:span></text:p>
        </text:list-item>
        <text:list-item>
          <text:p text:style-name="P13">-malware – filtrowanie wyników po typie malwareu <text:span text:style-name="T6">podawanym jako ciąg znaków.</text:span></text:p>
        </text:list-item>
        <text:list-item>
          <text:p text:style-name="P14">-file – możliwość określenia wejściowego pliku <text:span text:style-name="T4">HTML</text:span>.<text:span text:style-name="T3"> Jeśli ten parametr nie jest użyty program wykonuje polecenie HTTP GET I pobiera stronę z adresu ransomwaretracker.abuse.ch/tracker lub innego adresu określonego poleceniem -url.</text:span></text:p>
        </text:list-item>
        <text:list-item>
          <text:p text:style-name="P14">-<text:span text:style-name="T6">url – możliwość określenia innego niż domyślny adresu url z którego zostanie pobrana strona.</text:span></text:p>
        </text:list-item>
        <text:list-item>
          <text:p text:style-name="P14">-<text:span text:style-name="T6">single – jeśli podany strona wejściowa zostanie zinterpretowana jako strona szczegółów hosta i zostanie z niej pobrany adres URL hosta określony w tabeli. Jeśli argument nie jest podany strona jest interpretowana jako strona zawierająca listę wszystkich hostów.</text:span></text:p>
        </text:list-item>
        <text:list-item>
          <text:p text:style-name="P15">ThreatString I MalwareString muszą być ciągami znaków zgodnymi z zawartością HTML. Np. zamiast „Botnet C&amp;C”, należy podać <text:span text:style-name="T9">argument</text:span> „Botnet C&amp;amp;C”.</text:p>
        </text:list-item>
      </text:list>
      <text:p text:style-name="P9">Wynikiem działania projektu jest dokument JSON zawierający opis opcjonalnie przefiltrowanych danych serwerów <text:span text:style-name="T6">jeśli nie określono flagi -single. Jeśli flaga jest określona wynikiem jest element JSON zawierający URL hosta z dokumentu html</text:span>. Ponieważ wynik jest drukowany na standardowe wyjście, a zawartość może mieć znaczące rozmiary zalecane jest przekierowanie standardowego wyjścia do plik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jciech </meta:initial-creator>
    <meta:creation-date>2016-05-16T20:30:11.395029374</meta:creation-date>
    <dc:date>2016-05-27T18:01:45.977512741</dc:date>
    <dc:creator>Wojciech </dc:creator>
    <meta:editing-duration>PT22M13S</meta:editing-duration>
    <meta:editing-cycles>9</meta:editing-cycles>
    <meta:generator>LibreOffice/5.0.3.2$Linux_x86 LibreOffice_project/00m0$Build-2</meta:generator>
    <meta:document-statistic meta:table-count="0" meta:image-count="0" meta:object-count="0" meta:page-count="1" meta:paragraph-count="26" meta:word-count="415" meta:character-count="3238" meta:non-whitespace-character-count="2849"/>
  </office:meta>
</office:document-meta>
</file>